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1665in" style:text-autospace="none"/>
      <style:text-properties fo:color="#575351" style:font-name="LucidaGrande" fo:font-size="18pt" fo:font-weight="bold" style:font-name-asian="LucidaGrande" style:font-size-asian="18pt" style:font-weight-asian="bold" style:font-name-complex="LucidaGrande" style:font-size-complex="18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">
      <style:paragraph-properties style:line-height-at-least="0.1665in" style:text-autospace="non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">
      <style:paragraph-properties fo:margin-top="0in" fo:margin-bottom="0.0693in" style:line-height-at-least="0.3055in" style:text-autospace="none"/>
      <style:text-properties fo:color="#fa223e" style:font-name="LucidaGrande" fo:font-size="22pt" style:font-name-asian="LucidaGrande" style:font-size-asian="22pt" style:font-name-complex="LucidaGrande" style:font-size-complex="22pt"/>
    </style:style>
    <style:style style:name="P5" style:family="paragraph" style:parent-style-name="Standard">
      <style:paragraph-properties fo:margin-left="0.5in" fo:margin-right="0in" style:line-height-at-least="0.25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75351" style:font-name="LucidaGrande" fo:font-size="16pt" fo:font-weight="normal" style:font-name-asian="LucidaGrande" style:font-size-asian="16pt" style:font-weight-asian="normal" style:font-name-complex="LucidaGrande" style:font-size-complex="16pt" style:font-weight-complex="normal"/>
    </style:style>
    <style:style style:name="P6" style:family="paragraph" style:parent-style-name="Standard">
      <style:paragraph-properties fo:margin-left="0.5in" fo:margin-right="0in" fo:margin-top="0in" fo:margin-bottom="0.1665in" style:line-height-at-least="0.25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75351" style:font-name="LucidaGrande" fo:font-size="16pt" fo:font-weight="normal" style:font-name-asian="LucidaGrande" style:font-size-asian="16pt" style:font-weight-asian="normal" style:font-name-complex="LucidaGrande" style:font-size-complex="16pt" style:font-weight-complex="normal"/>
    </style:style>
    <style:style style:name="P7" style:family="paragraph" style:parent-style-name="Standard" style:list-style-name="">
      <style:paragraph-properties fo:margin-left="0.4165in" fo:margin-right="0.4165in" fo:margin-top="0in" fo:margin-bottom="0.0693in" style:line-height-at-least="0.1665in" fo:text-align="center" style:justify-single-word="false" fo:text-indent="0in" style:auto-text-indent="false" style:text-autospace="none"/>
      <style:text-properties fo:color="#d5cfc2" style:font-name="LucidaGrande" fo:font-size="16pt" fo:font-weight="normal" style:font-name-asian="LucidaGrande" style:font-size-asian="16pt" style:font-weight-asian="normal" style:font-name-complex="LucidaGrande" style:font-size-complex="16pt" style:font-weight-complex="normal"/>
    </style:style>
    <style:style style:name="P8" style:family="paragraph" style:parent-style-name="Standard" style:list-style-name="">
      <style:paragraph-properties fo:margin-top="0in" fo:margin-bottom="0.139in" style:line-height-at-least="0.139in" style:text-autospace="none"/>
      <style:text-properties fo:color="#575351" style:font-name="LucidaGrande" fo:font-size="16pt" fo:font-weight="normal" style:font-name-asian="LucidaGrande" style:font-size-asian="16pt" style:font-weight-asian="normal" style:font-name-complex="LucidaGrande" style:font-size-complex="16pt" style:font-weight-complex="normal"/>
    </style:style>
    <style:style style:name="P9" style:family="paragraph" style:parent-style-name="Standard">
      <style:paragraph-properties fo:margin-left="0in" fo:margin-right="0in" fo:margin-top="0in" fo:margin-bottom="0.1665in" style:line-height-at-least="0.25in" fo:text-indent="0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575351" style:font-name="LucidaGrande" fo:font-size="16pt" fo:font-weight="normal" style:font-name-asian="LucidaGrande" style:font-size-asian="16pt" style:font-weight-asian="normal" style:font-name-complex="LucidaGrande" style:font-size-complex="16pt" style:font-weight-complex="normal"/>
    </style:style>
    <style:style style:name="T1" style:family="text">
      <style:text-properties fo:color="#575351"/>
    </style:style>
    <style:style style:name="T2" style:family="text">
      <style:text-properties fo:color="#575351" style:font-name="LucidaGrande" fo:font-size="12pt" fo:font-weight="bold" style:font-name-asian="LucidaGrande" style:font-size-asian="12pt" style:font-weight-asian="bold" style:font-name-complex="LucidaGrande" style:font-size-complex="12pt" style:font-weight-complex="bold"/>
    </style:style>
    <style:style style:name="T3" style:family="text">
      <style:text-properties fo:color="#575351" style:font-name="LucidaGrande" fo:font-size="12pt" fo:font-weight="normal" style:font-name-asian="LucidaGrande" style:font-size-asian="12pt" style:font-weight-asian="normal" style:font-name-complex="LucidaGrande" style:font-size-complex="12pt" style:font-weight-complex="normal"/>
    </style:style>
    <style:style style:name="T4" style:family="text">
      <style:text-properties fo:color="#575351" style:font-name="LucidaGrande" fo:font-weight="normal" style:font-name-asian="LucidaGrande" style:font-weight-asian="normal" style:font-name-complex="LucidaGrande" style:font-weight-complex="normal"/>
    </style:style>
    <style:style style:name="T5" style:family="text">
      <style:text-properties style:font-name="LucidaGrande"/>
    </style:style>
    <style:style style:name="T6" style:family="text">
      <style:text-properties fo:font-size="15pt"/>
    </style:style>
    <style:style style:name="T7" style:family="text">
      <style:text-properties fo:font-weight="normal"/>
    </style:style>
    <style:style style:name="T8" style:family="text">
      <style:text-properties style:font-name-asian="LucidaGrande"/>
    </style:style>
    <style:style style:name="T9" style:family="text">
      <style:text-properties style:font-size-asian="15pt"/>
    </style:style>
    <style:style style:name="T10" style:family="text">
      <style:text-properties style:font-weight-asian="normal"/>
    </style:style>
    <style:style style:name="T11" style:family="text">
      <style:text-properties style:font-name-complex="LucidaGrande"/>
    </style:style>
    <style:style style:name="T12" style:family="text">
      <style:text-properties style:font-size-complex="15pt"/>
    </style:style>
    <style:style style:name="T13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ocolate Chip Oatmeal Cookies</text:p>
      <text:p text:style-name="P8"><text:span text:style-name="T4">yields: 12</text:span></text:p>
      <text:p text:style-name="P3">ingredients</text:p>
      <text:p text:style-name="P5"><text:tab/><text:tab/>1 cup butter</text:p>
      <text:p text:style-name="P5"><text:tab/><text:tab/>1 cup brown sugar, packed</text:p>
      <text:p text:style-name="P5"><text:tab/><text:tab/>1 cup sugar</text:p>
      <text:p text:style-name="P5"><text:tab/><text:tab/>2 eggs</text:p>
      <text:p text:style-name="P5"><text:tab/><text:tab/>1 tablespoon vanilla</text:p>
      <text:p text:style-name="P5"><text:tab/><text:tab/>3 cups flour</text:p>
      <text:p text:style-name="P5"><text:tab/><text:tab/>1/2 cup oats, quick cooking</text:p>
      <text:p text:style-name="P5"><text:tab/><text:tab/>1 teaspoon sea salt</text:p>
      <text:p text:style-name="P5"><text:tab/><text:tab/>3/4 teaspoon baking soda</text:p>
      <text:p text:style-name="P5"><text:tab/><text:tab/>1 1/2 cups chocolate chips</text:p>
      <text:p text:style-name="P5"/>
      <text:p text:style-name="P1">Directions</text:p>
      <text:p text:style-name="P6">Preheat oven to 350º Fahrenheit.</text:p>
      <text:p text:style-name="P6">Combine flour, oats, sea salt, and baking soda.</text:p>
      <text:p text:style-name="P6">Cream butter then add sugars and mix until light and fluffy.</text:p>
      <text:p text:style-name="P6">Add eggs and vanilla.</text:p>
      <text:p text:style-name="P6">Mix until well-combined.</text:p>
      <text:p text:style-name="P9">Add dry ingredients to butter mixture. </text:p>
      <text:p text:style-name="P9">Mix well and then stir in chocolate chips.</text:p>
      <text:p text:style-name="P9">Scoop chocolate chip cookie dough onto a cookie sheet spacing apart to allow room for the cookie to spread.</text:p>
      <text:p text:style-name="P6">Bake for about 8 minutes or until lightly browned.</text:p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7T15:05:52</meta:creation-date>
    <meta:document-statistic meta:table-count="0" meta:image-count="0" meta:object-count="0" meta:page-count="1" meta:paragraph-count="23" meta:word-count="118" meta:character-count="685"/>
    <dc:date>2011-08-07T15:13:20</dc:date>
    <dc:creator>Robert Houk</dc:creator>
    <meta:editing-duration>PT00H07M28S</meta:editing-duration>
    <meta:editing-cycles>1</meta:editing-cycles>
    <meta:generator>OpenOffice.org/3.2$Unix OpenOffice.org_project/320m18$Build-9502</meta:generator>
  </office:meta>
</office:document-meta>
</file>